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6.589cm" fo:margin-left="-0.185cm" fo:margin-right="-1.164cm" fo:margin-top="0cm" fo:margin-bottom="0cm" style:page-number="auto" table:align="margins"/>
    </style:style>
    <style:style style:name="Tabella1.A" style:family="table-column">
      <style:table-column-properties style:column-width="3.597cm" style:rel-column-width="14206*"/>
    </style:style>
    <style:style style:name="Tabella1.B" style:family="table-column">
      <style:table-column-properties style:column-width="12.993cm" style:rel-column-width="51329*"/>
    </style:style>
    <style:style style:name="Tabella1.1" style:family="table-row">
      <style:table-row-properties style:min-row-height="0.002cm" style:keep-together="true" fo:keep-together="auto"/>
    </style:style>
    <style:style style:name="Tabella1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la1.A3" style:family="table-cell">
      <style:table-cell-properties style:vertical-align="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5" style:family="table-row">
      <style:table-row-properties style:min-row-height="0.168cm" style:keep-together="true" fo:keep-together="auto"/>
    </style:style>
    <style:style style:name="Tabella1.A5" style:family="table-cell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A14" style:family="table-cell">
      <style:table-cell-properties style:vertical-align="" fo:background-color="#ffffff" fo:padding="0.191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3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style:font-name="Calibri1"/>
    </style:style>
    <style:style style:name="P4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</style:style>
    <style:style style:name="P5" style:family="paragraph" style:parent-style-name="Standard">
      <style:paragraph-properties fo:margin-left="1.067cm" fo:margin-right="0cm" fo:margin-top="0cm" fo:margin-bottom="0cm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6" style:family="paragraph" style:parent-style-name="Standard" style:list-style-name="WWNum8">
      <style:paragraph-properties fo:margin-left="0.318cm" fo:margin-right="0cm" fo:margin-top="0cm" fo:margin-bottom="0cm" fo:line-height="0.423cm" fo:text-align="start" style:justify-single-word="false" fo:text-indent="-0.318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7" style:family="paragraph" style:parent-style-name="Standard" style:list-style-name="WWNum8">
      <style:paragraph-properties fo:margin-left="0.318cm" fo:margin-right="0cm" fo:margin-top="0cm" fo:margin-bottom="0cm" fo:line-height="0.423cm" fo:text-align="start" style:justify-single-word="false" fo:text-indent="-0.318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8" style:family="paragraph" style:parent-style-name="Standard" style:list-style-name="WWNum8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9" style:family="paragraph" style:parent-style-name="Standard" style:list-style-name="WWNum8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Operatore Loggato</text:p>
          </table:table-cell>
        </table:table-row>
        <table:table-row table:style-name="Tabella1.1">
          <table:table-cell table:style-name="Tabella1.A1" office:value-type="string">
            <text:p text:style-name="P2">Attore</text:p>
            <text:p text:style-name="P2">Principale</text:p>
          </table:table-cell>
          <table:table-cell table:style-name="Tabella1.A1" office:value-type="string">
            <text:p text:style-name="P2">Operatore</text:p>
          </table:table-cell>
        </table:table-row>
        <table:table-row table:style-name="Tabella1.1">
          <table:table-cell table:style-name="Tabella1.A3" office:value-type="string">
            <text:p text:style-name="P3">Precondizioni</text:p>
          </table:table-cell>
          <table:table-cell table:style-name="Tabella1.A3" office:value-type="string">
            <text:list xml:id="list2101166327192160328" text:style-name="WWNum8">
              <text:list-header>
                <text:p text:style-name="P6"><text:s text:c="4"/>L'utente sia loggato come operatore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2">Scenario</text:p>
            <text:p text:style-name="P2">Principale</text:p>
          </table:table-cell>
          <table:table-cell table:style-name="Tabella1.A1" office:value-type="string">
            <text:list xml:id="list35233047" text:continue-numbering="true" text:style-name="WWNum8">
              <text:list-item>
                <text:p text:style-name="P6">Il Sistema mostra all'Operatore le operazioni che può compiere.</text:p>
              </text:list-item>
              <text:list-item>
                <text:p text:style-name="P6">L'operatore richiede al Sistema di visualizzate tutti i Fruitori.</text:p>
              </text:list-item>
              <text:list-item>
                <text:p text:style-name="P6">Il Sistema visualizza la lista di tutti i Fruitori. Torna a 1</text:p>
              </text:list-item>
            </text:list>
          </table:table-cell>
        </table:table-row>
        <table:table-row table:style-name="Tabella1.5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35245749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2">Scenario</text:p>
            <text:p text:style-name="P2">Alternativo (a)</text:p>
          </table:table-cell>
          <table:table-cell table:style-name="Tabella1.A1" office:value-type="string">
            <text:list xml:id="list35243676" text:continue-numbering="true" text:style-name="WWNum8">
              <text:list-header>
                <text:p text:style-name="P8">2.a <text:s/>L'Opera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2">Postcondizioni scenario alternativo</text:p>
          </table:table-cell>
          <table:table-cell table:style-name="Tabella1.A1" office:value-type="string">
            <text:list xml:id="list35228755" text:continue-numbering="true" text:style-name="WWNum8">
              <text:list-header>
                <text:p text:style-name="P8"><text:s text:c="6"/>L'Operatore torna ad essere un Utente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35223512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b)</text:p>
          </table:table-cell>
          <table:table-cell table:style-name="Tabella1.A3" office:value-type="string">
            <text:list xml:id="list35221626" text:continue-numbering="true" text:style-name="WWNum8">
              <text:list-header>
                <text:p text:style-name="P8">2.b <text:s/>L'Operatore sceglie di visualizzare a video tutti i Libri.</text:p>
                <text:p text:style-name="P8">3.b <text:s/>Il Sistema visualizza tutti i Libri. </text:p>
                <text:p text:style-name="P8">4.b <text:s/>TORNA AL PUNTO 1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35242356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c)</text:p>
          </table:table-cell>
          <table:table-cell table:style-name="Tabella1.A3" office:value-type="string">
            <text:list xml:id="list35231896" text:continue-numbering="true" text:style-name="WWNum8">
              <text:list-header>
                <text:p text:style-name="P8">2.c <text:s/>L'Operatore sceglie di aggiungere la descrizione ad un Libro.</text:p>
                <text:p text:style-name="P8">3.c <text:s/>Include&lt;&lt;Aggiungi Descrizione&gt;&gt;. FINE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35226851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d)</text:p>
          </table:table-cell>
          <table:table-cell table:style-name="Tabella1.A3" office:value-type="string">
            <text:list xml:id="list35240717" text:continue-numbering="true" text:style-name="WWNum8">
              <text:list-header>
                <text:p text:style-name="P8">2.d <text:s/>L'Operatore sceglie di rimuovere la descrizione ad un Libro.</text:p>
                <text:p text:style-name="P8">3.d <text:s/>Include&lt;&lt;Rimuovi Descrizione&gt;&gt;. FINE.</text:p>
              </text:list-header>
            </text:list>
          </table:table-cell>
        </table:table-row>
        <table:table-row table:style-name="Tabella1.1">
          <table:table-cell table:style-name="Tabella1.A14" office:value-type="string">
            <text:p text:style-name="P1"/>
          </table:table-cell>
          <table:table-cell table:style-name="Tabella1.A14" office:value-type="string">
            <text:list xml:id="list35223257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14" office:value-type="string">
            <text:p text:style-name="P1"/>
          </table:table-cell>
          <table:table-cell table:style-name="Tabella1.A14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Aggiungi Descrizione</text:p>
          </table:table-cell>
        </table:table-row>
        <table:table-row table:style-name="Tabella1.1">
          <table:table-cell table:style-name="Tabella1.A1" office:value-type="string">
            <text:p text:style-name="P1">Attore</text:p>
          </table:table-cell>
          <table:table-cell table:style-name="Tabella1.A1" office:value-type="string">
            <text:p text:style-name="P1"><text:s/>Operatore</text:p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p text:style-name="P1">Il Libro è presente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35224142" text:continue-list="list35223257" text:style-name="WWNum8">
              <text:list-item text:start-value="1">
                <text:p text:style-name="P7">L'Operatore inserisce l'ID del Libro.</text:p>
              </text:list-item>
              <text:list-item>
                <text:p text:style-name="P7">L'Operatore inserisce la nuova descrizione del Libro.</text:p>
              </text:list-item>
              <text:list-item>
                <text:p text:style-name="P7">La risorsa viene aggiornata con la nuova descrizione. FINE.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31329" text:continue-numbering="true" text:style-name="WWNum8">
              <text:list-header>
                <text:p text:style-name="P7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5237391" text:continue-numbering="true" text:style-name="WWNum8">
              <text:list-header>
                <text:p text:style-name="P9">Il Libro non è presente 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  <text:p text:style-name="P1"/>
          </table:table-cell>
          <table:table-cell table:style-name="Tabella1.A1" office:value-type="string">
            <text:list xml:id="list35243460" text:continue-numbering="true" text:style-name="WWNum8">
              <text:list-header>
                <text:p text:style-name="P9">1.a <text:s/>L'Operatore inserisce l'ID del Libro.</text:p>
                <text:p text:style-name="P9">2.a <text:s/>Il Sistema visualizza un messaggio di errore. FINE.</text:p>
              </text:list-header>
            </text:list>
          </table:table-cell>
        </table:table-row>
        <table:table-row table:style-name="Tabella1.1">
          <table:table-cell table:style-name="Tabella1.A14" office:value-type="string">
            <text:p text:style-name="P1"/>
          </table:table-cell>
          <table:table-cell table:style-name="Tabella1.A14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5">Rimozione Descrizione</text:p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p text:style-name="P5">Operatore</text:p>
          </table:table-cell>
        </table:table-row>
        <table:table-row table:style-name="Tabella1.1">
          <table:table-cell table:style-name="Tabella1.A1" office:value-type="string">
            <text:p text:style-name="P1">Precondizioni</text:p>
          </table:table-cell>
          <table:table-cell table:style-name="Tabella1.A1" office:value-type="string">
            <text:p text:style-name="P1">Il Libro è presente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35240730" text:continue-list="list35243460" text:style-name="WWNum8">
              <text:list-item text:start-value="1">
                <text:p text:style-name="P7">L'Operatore inserisce l'ID del Libro.</text:p>
              </text:list-item>
              <text:list-item>
                <text:p text:style-name="P7">Il Sistema rinuove la descrizione al Libro.</text:p>
              </text:list-item>
              <text:list-item>
                <text:p text:style-name="P7">La risorsa viene aggiornata con la nuova descrizione. FINE.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16296" text:continue-numbering="true" text:style-name="WWNum8">
              <text:list-header>
                <text:p text:style-name="P7"/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Precondizioni (a)</text:p>
          </table:table-cell>
          <table:table-cell table:style-name="Tabella1.A1" office:value-type="string">
            <text:list xml:id="list35231352" text:continue-numbering="true" text:style-name="WWNum8">
              <text:list-header>
                <text:p text:style-name="P9">Il Libro non è presente 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  <text:p text:style-name="P1"/>
          </table:table-cell>
          <table:table-cell table:style-name="Tabella1.A1" office:value-type="string">
            <text:list xml:id="list35223049" text:continue-numbering="true" text:style-name="WWNum8">
              <text:list-header>
                <text:p text:style-name="P9">1.a <text:s/>L'Operatore inserisce l'ID del Libro.</text:p>
                <text:p text:style-name="P9">2.a <text:s/>Il Sistema visualizza un messaggio di errore. Fine.</text:p>
              </text:list-header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0-02T15:03:33.31</dc:date>
    <meta:generator>OpenOffice/4.1.3$Win32 OpenOffice.org_project/413m1$Build-9783</meta:generator>
    <meta:editing-duration>PT1H28M30S</meta:editing-duration>
    <meta:editing-cycles>35</meta:editing-cycles>
    <meta:document-statistic meta:table-count="1" meta:image-count="0" meta:object-count="0" meta:page-count="1" meta:paragraph-count="64" meta:word-count="250" meta:character-count="1696"/>
  </office:meta>
</office:document-meta>
</file>